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Req/se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LiteSpeed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Nginx Fedora</text:p>
          </table:table-cell>
        </table:table-row>
        <table:table-row table:style-name="ro1">
          <table:table-cell office:value-type="string" calcext:value-type="string">
            <text:p>wrk</text:p>
          </table:table-cell>
          <table:table-cell office:value-type="float" office:value="54194.43" calcext:value-type="float">
            <text:p>54194.43</text:p>
          </table:table-cell>
          <table:table-cell table:number-columns-repeated="2"/>
          <table:table-cell office:value-type="float" office:value="23839" calcext:value-type="float">
            <text:p>23839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7416.79" calcext:value-type="float">
            <text:p>27416.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0:32:40.190596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01:32:40.641901660</meta:creation-date>
    <dc:date>2024-06-28T10:38:25.933668171</dc:date>
    <meta:editing-duration>PT56M59S</meta:editing-duration>
    <meta:editing-cycles>2</meta:editing-cycles>
    <meta:generator>LibreOffice/24.2.4.2$Linux_X86_64 LibreOffice_project/420$Build-2</meta:generator>
    <meta:document-statistic meta:table-count="1" meta:cell-count="10" meta:object-count="0"/>
  </office:meta>
</office:document-meta>
</file>